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officeooo:rsid="0007a8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Para conectar la vista (HTML) con nuestro back end (APIs) lo vamos a hacer invocando las APIs mismas a través de AJAX y para ello utilizaremos JavaScript con Fetch. </text:p>
      <text:p text:style-name="P1"/>
      <text:p text:style-name="P1">-<text:span text:style-name="T1">Fetch devuelve una promesa.</text:span></text:p>
      <text:p text:style-name="P1">-<text:span text:style-name="T1">Then-El pedido del servidor </text:span></text:p>
      <text:p text:style-name="P1">-.<text:span text:style-name="T1">json -Devuelve la promesa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8T23:24:53.661000000</meta:creation-date>
    <dc:date>2024-09-09T10:07:27.420000000</dc:date>
    <meta:editing-duration>PT10H42M35S</meta:editing-duration>
    <meta:editing-cycles>1</meta:editing-cycles>
    <meta:document-statistic meta:table-count="0" meta:image-count="0" meta:object-count="0" meta:page-count="1" meta:paragraph-count="4" meta:word-count="41" meta:character-count="250" meta:non-whitespace-character-count="211"/>
    <meta:generator>LibreOffice/7.6.2.1$Windows_X86_64 LibreOffice_project/56f7684011345957bbf33a7ee678afaf4d2ba333</meta:generator>
  </office:meta>
</office:document-meta>
</file>